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0b5e" officeooo:paragraph-rsid="001e0b5e"/>
    </style:style>
    <style:style style:name="P2" style:family="paragraph" style:parent-style-name="Standard">
      <style:text-properties style:font-name="Arial" fo:font-weight="bold" officeooo:rsid="001e0b5e" officeooo:paragraph-rsid="001e0b5e" style:font-weight-asian="bold" style:font-weight-complex="bold"/>
    </style:style>
    <style:style style:name="P3" style:family="paragraph" style:parent-style-name="Standard">
      <style:text-properties style:font-name="Arial" officeooo:rsid="001ffe30" officeooo:paragraph-rsid="001ffe30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1ffe30" officeooo:paragraph-rsid="001ffe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TFLIX</text:p>
      <text:p text:style-name="P1"/>
      <text:p text:style-name="P4">Setup</text:p>
      <text:p text:style-name="P1"/>
      <text:p text:style-name="P1">Firebase<text:tab/></text:p>
      <text:p text:style-name="P1"/>
      <text:p text:style-name="P3">The Movie Database TMBD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19:19:41.454990690</meta:creation-date>
    <dc:date>2021-03-03T09:29:58.056653700</dc:date>
    <meta:editing-duration>PT13H49M46S</meta:editing-duration>
    <meta:editing-cycles>1</meta:editing-cycles>
    <meta:document-statistic meta:table-count="0" meta:image-count="0" meta:object-count="0" meta:page-count="1" meta:paragraph-count="4" meta:word-count="7" meta:character-count="44" meta:non-whitespace-character-count="40"/>
    <meta:generator>LibreOffice/7.1.0.3$MacOSX_X86_64 LibreOffice_project/f6099ecf3d29644b5008cc8f48f42f4a40986e4c</meta:generator>
  </office:meta>
</office:document-meta>
</file>